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485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37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14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7" office:value-type="string">
            <text:p>DATA</text:p>
          </table:table-cell>
          <table:table-cell table:style-name="ce19" office:value-type="string">
            <text:p>SALDO DEVEDOR</text:p>
          </table:table-cell>
          <table:table-cell table:style-name="ce14" office:value-type="string">
            <text:p>OBS.: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15-11-25">
            <text:p>25/11/2015</text:p>
          </table:table-cell>
          <table:table-cell table:style-name="ce7" office:value-type="string">
            <text:p>Mens. 11/2015 (A.C.)</text:p>
          </table:table-cell>
          <table:table-cell table:style-name="ce10" office:value-type="float" office:value="145">
            <text:p>145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]-[.F2]" office:value-type="float" office:value="145">
            <text:p>145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5-12-28">
            <text:p>28/12/2015</text:p>
          </table:table-cell>
          <table:table-cell table:style-name="ce7" office:value-type="string">
            <text:p>Mens. 12/2015 (A.C.)</text:p>
          </table:table-cell>
          <table:table-cell table:style-name="ce10" office:value-type="float" office:value="145">
            <text:p>145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3]-[.F3]" office:value-type="float" office:value="145">
            <text:p>145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6-01-28">
            <text:p>28/01/2016</text:p>
          </table:table-cell>
          <table:table-cell table:style-name="ce7" office:value-type="string">
            <text:p>Mens. 01/2016 (A.C.)</text:p>
          </table:table-cell>
          <table:table-cell table:style-name="ce10" office:value-type="float" office:value="155">
            <text:p>155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4]-[.F4]" office:value-type="float" office:value="155">
            <text:p>155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7" office:value-type="string">
            <text:p>Mens. 02/2016 (A.C.)</text:p>
          </table:table-cell>
          <table:table-cell table:style-name="ce10" office:value-type="float" office:value="155">
            <text:p>155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5]-[.F5]" office:value-type="float" office:value="155">
            <text:p>155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>
            <text:p>TOTAL</text:p>
          </table:table-cell>
          <table:table-cell table:style-name="ce9" table:formula="of:=SUM([.H2:.H5])" office:value-type="float" office:value="600">
            <text:p>600,00</text:p>
          </table:table-cell>
          <table:table-cell table:style-name="ce14"/>
          <table:table-cell table:style-name="ce21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>
          <table:table-cell table:style-name="ce5" office:value-type="string">
            <text:p>Está dando baixa em 03/2016.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197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3538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AMI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date-style style:name="N134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1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6-06-29">29/06/2016</text:date></text:span><text:span text:style-name="MT2"> - </text:span><text:span text:style-name="MT2"><text:time>10:01:46</text:time></text:span><text:span text:style-name="MT2"> </text:span></text:p>
        </style:region-center>
        <style:region-right>
          <text:p><text:span text:style-name="MT3">Central de Documentos Ibiúna Ltda. - ME</text:span></text:p>
          <text:p><text:span text:style-name="MT2">Tel.: 99779-3401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entral de Documentos Ibiúna Ltda.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29/06/2016</text:date>, <text:time>10:01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initial-creator>Carlos Augusto Marcicano</meta:initial-creator>
    <meta:creation-date>2000-10-16T15:02:47</meta:creation-date>
    <dc:date>2016-06-29T10:01:46</dc:date>
    <meta:print-date>2014-05-02T11:42:39.823729837</meta:print-date>
    <dc:language>pt-PT</dc:language>
    <meta:editing-cycles>631</meta:editing-cycles>
    <meta:editing-duration>P3DT1H10M12S</meta:editing-duration>
    <dc:creator>Carlos Augusto Marcicano</dc:creator>
    <meta:document-statistic meta:table-count="1" meta:cell-count="35" meta:object-count="0"/>
    <meta:user-defined meta:name="Info 0"/>
    <meta:user-defined meta:name="Info 1"/>
    <meta:user-defined meta:name="Info 2"/>
    <meta:user-defined meta:name="Info 3"/>
  </office:meta>
</office:document-meta>
</file>